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89546" officeooo:paragraph-rsid="00189546" fo:background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89546" fo:background-color="#ff0000" loext:char-shading-value="0"/>
    </style:style>
    <style:style style:name="T5" style:family="text">
      <style:text-properties fo:font-style="italic" fo:background-color="#ff0000" loext:char-shading-value="0" style:font-style-asian="italic" style:font-style-complex="italic"/>
    </style:style>
    <style:style style:name="T6" style:family="text">
      <style:text-properties fo:font-style="italic" officeooo:rsid="00189546" fo:background-color="#ff0000" loext:char-shading-value="0" style:font-style-asian="italic" style:font-style-complex="italic"/>
    </style:style>
    <style:style style:name="T7" style:family="text">
      <style:text-properties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a036a" fo:background-color="#ffff00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a036a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officeooo:rsid="001a036a" fo:background-color="#ffff00" loext:char-shading-value="0" style:font-style-asian="italic" style:font-style-complex="italic"/>
    </style:style>
    <style:style style:name="T12" style:family="text">
      <style:text-properties fo:font-style="italic" fo:font-weight="bold" officeooo:rsid="001a036a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a036a" fo:background-color="#ffff00" loext:char-shading-value="0"/>
    </style:style>
    <style:style style:name="T16" style:family="text">
      <style:text-properties fo:font-weight="normal" fo:background-color="#ffff00" loext:char-shading-value="0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background-color="#ff0000" loext:char-shading-value="0"/>
    </style:style>
    <style:style style:name="T19" style:family="text">
      <style:text-properties style:text-underline-style="solid" style:text-underline-width="auto" style:text-underline-color="font-color" officeooo:rsid="00189546" fo:background-color="#ff0000" loext:char-shading-value="0"/>
    </style:style>
    <style:style style:name="T20" style:family="text">
      <style:text-properties fo:background-color="#cc0000" loext:char-shading-value="0"/>
    </style:style>
    <style:style style:name="T21" style:family="text">
      <style:text-properties officeooo:rsid="001a036a"/>
    </style:style>
    <style:style style:name="T22" style:family="text">
      <style:text-properties fo:font-style="normal" fo:font-weight="bold" officeooo:rsid="001a036a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1a036a" fo:background-color="transparent" loext:char-shading-value="0" style:font-style-asian="normal" style:font-weight-asian="normal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9_1_2_1412922291630_265">
          <text:h text:style-name="Heading_20_3" text:outline-level="3">Anforderungsanalyse</text:h>
          <text:p text:style-name="Text_20_body"><text:bookmark text:name="yui_3_9_1_2_1412922291630_295"/>Die MensaAustria plant die Erstellung einer Datenbank zur Vereinfachung der Arbeitsabläufe. Dabei<text:line-break/>ist zu beachten, dass <text:span text:style-name="T1">jede Universität ihre eigene Verwaltung</text:span> bekommt, jedoch <text:span text:style-name="T1">von einer Stelle<text:line-break/>geleitet</text:span> wird.<text:line-break/>Eine <text:span text:style-name="T3">Speise</text:span> hat eine eindeutige <text:span text:style-name="T14">Nummer</text:span>, einen <text:span text:style-name="T14">Namen</text:span> und einen <text:span text:style-name="T14">Typ </text:span><text:span text:style-name="T6">Typ</text:span> (Vorspeise, Hauptspeise,<text:line-break/>Nachspeise). Eine <text:span text:style-name="T14">Speise</text:span> besteht aus mehreren <text:span text:style-name="T3">Zutaten</text:span>, wobei die <text:span text:style-name="T14">Menge</text:span> der einzelnen <text:span text:style-name="T3">Zutaten</text:span><text:line-break/>gespeichert werden muss.<text:line-break/>Eine <text:span text:style-name="T3">Zutat</text:span> hat eine <text:span text:style-name="T2">eindeutige Nummer</text:span>, einen <text:span text:style-name="T14">Namen</text:span>, eine <text:span text:style-name="T11">Einheit</text:span><text:span text:style-name="T15"> </text:span><text:span text:style-name="T5">Einheit</text:span> (kg, Liter, etc.), einen <text:span text:style-name="T14">Preis pro Einheit</text:span> und einen bzw. mehrere <text:span text:style-name="T11">Lieferant</text:span><text:span text:style-name="T3">Lieferanten</text:span>, von denen die <text:span text:style-name="T14">Adresse</text:span> und eine eindeutige <text:span text:style-name="T14">UIDNummer</text:span> bekannt sind. Weiters wird die <text:span text:style-name="T14">Kundennummer</text:span> der <text:span text:style-name="T3">Mensa</text:span> beim jeweiligen <text:span text:style-name="T3">Lieferanten</text:span> vermerkt. Der <text:span text:style-name="T3">Lagerbestand</text:span> wird ebenfalls modelliert. Dazu sind von jeder <text:span text:style-name="T3">Zutat</text:span> die <text:span text:style-name="T18">Anzahl </text:span><text:span text:style-name="T19">(Bestand</text:span><text:span text:style-name="T4">)</text:span> der Einheiten, die momentan vorrätig sind, bekannt. Wenn eine Zutat nicht mehr vorrätig ist, so wird der Bestand auf 0 gesetzt.<text:line-break/>Im Falle einer <text:span text:style-name="T3">Bestellung</text:span> werden ein bzw. mehrere <text:span text:style-name="T3">Zutaten</text:span> bei einem bestimmten <text:span text:style-name="T3">Lieferanten</text:span><text:line-break/>bestellt. Die <text:span text:style-name="T3">Bestellung</text:span> hat eine eindeutige <text:span text:style-name="T14">Bestellnummer</text:span>, ein <text:span text:style-name="T14">Bestelldatum</text:span>, ein <text:span text:style-name="T14">voraussichtliches<text:line-break/>Lieferdatum</text:span>. Die einzelnen <text:span text:style-name="T3">Zutaten</text:span> sind die <text:span text:style-name="T3">Bestellposten</text:span>, die eine pro <text:span text:style-name="T3">Bestellung</text:span> <text:span text:style-name="T2">eindeutige</text:span><text:span text:style-name="T1"><text:line-break/></text:span><text:span text:style-name="T2">Nummer</text:span> haben, und bei denen die bestellte <text:span text:style-name="T14">Menge</text:span> und der <text:span text:style-name="T14">verhandelte Preis</text:span> gespeichert werden.<text:line-break/>Zu jeder <text:span text:style-name="T3">Bestellung</text:span> gibt es nach erfolgter Lieferung eine <text:span text:style-name="T11">Rechnung</text:span><text:span text:style-name="T3">Rechnung</text:span>, die verbucht werden muss. <text:span text:style-name="T3">Rechnungen</text:span> beziehen sich auf genau eine <text:span text:style-name="T3">Bestellung</text:span>. Dabei wird die eindeutige <text:span text:style-name="T2">Rechnungsnummer</text:span>, die <text:span text:style-name="T14">Bankverbindung</text:span> und die <text:span text:style-name="T14">Rechnungssumme</text:span> gespeichert, wobei letztere vom <text:span text:style-name="T14">Bestellpreis </text:span>differieren kann, wenn ein <text:span text:style-name="T14">Skonto</text:span> anfällt.<text:line-break/>Ein <text:span text:style-name="T3">Menü</text:span> hat einen <text:span text:style-name="T2">eindeutigen Namen</text:span>, einen <text:span text:style-name="T14">Preis</text:span> und es ist gespeichert, aus welchen<text:line-break/>(verschiedenen) <text:span text:style-name="T3">Speisen</text:span> ein <text:span text:style-name="T3">Menü</text:span> besteht. Eine <text:span text:style-name="T3">Speise</text:span> kann selbstverständlich in mehreren <text:span text:style-name="T3">Menüs</text:span><text:line-break/>vorkommen.<text:line-break/>Um eine zu große Eintönigkeit in der Menüabfolge zu vermeiden, wird weiters gespeichert, an<text:line-break/><text:span text:style-name="T18">welchen Tagen welche Menüs serviert</text:span> wurden. An jedem <text:span text:style-name="T5">Tag</text:span> werden <text:span text:style-name="T10">genau drei Menüs serviert</text:span>.</text:p>
          <text:p text:style-name="P1">Entity<text:line-break/>Enum<text:line-break/><text:span text:style-name="T17">M-zu-N</text:span><text:line-break/><text:span text:style-name="T14">Attribut<text:line-break/></text:span><text:span text:style-name="T2">Primary-Key<text:line-break/></text:span><text:span text:style-name="T7">Foreign-Key<text:line-break/></text:span><text:bookmark-start text:name="__DdeLink__5_1047025808"/><text:span text:style-name="T9">Constraint</text:span><text:bookmark-end text:name="__DdeLink__5_1047025808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Klepp</meta:initial-creator>
    <meta:creation-date>2014-10-10T10:10:01.597757561</meta:creation-date>
    <dc:date>2014-10-10T10:31:11.104203762</dc:date>
    <dc:creator>Jakob Klepp</dc:creator>
    <meta:editing-duration>PT21M9S</meta:editing-duration>
    <meta:editing-cycles>2</meta:editing-cycles>
    <meta:generator>LibreOffice/4.3.1.2$Linux_X86_64 LibreOffice_project/430m0$Build-2</meta:generator>
    <meta:document-statistic meta:table-count="0" meta:image-count="0" meta:object-count="0" meta:page-count="1" meta:paragraph-count="3" meta:word-count="290" meta:character-count="2107" meta:non-whitespace-character-count="1820"/>
  </office:meta>
</office:document-meta>
</file>